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A000001DADC29281C9D64D1BE.png" manifest:media-type="image/png"/>
  <manifest:file-entry manifest:full-path="Pictures/10000201000001AB000001D69917E3BAD8EB937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2.101cm" svg:y="-1.572cm" svg:width="13.39cm" svg:height="12.543cm" draw:z-index="0"><draw:image xlink:href="Pictures/10000201000001FA000001DADC29281C9D64D1B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1.981cm" svg:y="0.242cm" svg:width="12.744cm" svg:height="14.028cm" draw:z-index="1"><draw:image xlink:href="Pictures/10000201000001AB000001D69917E3BAD8EB937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1-26T12:01:27.149000000</dc:date>
    <meta:editing-duration>PT3M5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